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text-properties officeooo:rsid="0078e9a9" officeooo:paragraph-rsid="0078e9a9"/>
    </style:style>
    <style:style style:name="P2" style:family="paragraph" style:parent-style-name="UBUcuerpoTrabajo">
      <style:text-properties officeooo:rsid="0007b9ac" officeooo:paragraph-rsid="0007b9ac"/>
    </style:style>
    <style:style style:name="P3" style:family="paragraph" style:parent-style-name="UBUcuerpoTrabajo">
      <style:text-properties officeooo:rsid="000f3373" officeooo:paragraph-rsid="000f3373"/>
    </style:style>
    <style:style style:name="P4" style:family="paragraph" style:parent-style-name="UBUcuerpoTrabajo">
      <style:text-properties officeooo:rsid="001c2e25" officeooo:paragraph-rsid="001c2e25"/>
    </style:style>
    <style:style style:name="P5" style:family="paragraph" style:parent-style-name="UBUcuerpoTrabajo">
      <style:text-properties officeooo:rsid="0027d74c" officeooo:paragraph-rsid="002c2f75"/>
    </style:style>
    <style:style style:name="P6" style:family="paragraph" style:parent-style-name="UBUcuerpoTrabajo">
      <style:text-properties officeooo:paragraph-rsid="003c03b2"/>
    </style:style>
    <style:style style:name="P7" style:family="paragraph" style:parent-style-name="UBUcuerpoTrabajo">
      <style:text-properties officeooo:rsid="0042625f" officeooo:paragraph-rsid="0042625f"/>
    </style:style>
    <style:style style:name="P8" style:family="paragraph" style:parent-style-name="UBUcuerpoTrabajo">
      <style:text-properties officeooo:rsid="0047b4de" officeooo:paragraph-rsid="0047b4de"/>
    </style:style>
    <style:style style:name="P9" style:family="paragraph" style:parent-style-name="UBUcuerpoTrabajo">
      <style:text-properties officeooo:rsid="004d95e4" officeooo:paragraph-rsid="0058236c"/>
    </style:style>
    <style:style style:name="P10" style:family="paragraph" style:parent-style-name="UBUcuerpoTrabajo">
      <style:text-properties officeooo:rsid="00637551" officeooo:paragraph-rsid="00637551"/>
    </style:style>
    <style:style style:name="P11" style:family="paragraph" style:parent-style-name="UBUcuerpoTrabajo">
      <style:text-properties officeooo:rsid="0078e9a9" officeooo:paragraph-rsid="0078e9a9"/>
    </style:style>
    <style:style style:name="P12" style:family="paragraph" style:parent-style-name="UBUcuerpoTrabajo">
      <style:text-properties officeooo:rsid="00524644" officeooo:paragraph-rsid="0058236c"/>
    </style:style>
    <style:style style:name="P13" style:family="paragraph" style:parent-style-name="Heading_20_2">
      <style:text-properties officeooo:rsid="00597865" officeooo:paragraph-rsid="00597865"/>
    </style:style>
    <style:style style:name="P14" style:family="paragraph" style:parent-style-name="Heading_20_2">
      <style:text-properties officeooo:rsid="005ab62e" officeooo:paragraph-rsid="005ab62e"/>
    </style:style>
    <style:style style:name="P15" style:family="paragraph" style:parent-style-name="Heading_20_1">
      <style:text-properties officeooo:rsid="008342cc" officeooo:paragraph-rsid="008342cc"/>
    </style:style>
    <style:style style:name="P16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e02d"/>
    </style:style>
    <style:style style:name="T2" style:family="text">
      <style:text-properties officeooo:rsid="0009d24f"/>
    </style:style>
    <style:style style:name="T3" style:family="text">
      <style:text-properties style:text-position="0% 100%" officeooo:rsid="0009d24f"/>
    </style:style>
    <style:style style:name="T4" style:family="text">
      <style:text-properties officeooo:rsid="00183d17"/>
    </style:style>
    <style:style style:name="T5" style:family="text">
      <style:text-properties officeooo:rsid="001f9fc7"/>
    </style:style>
    <style:style style:name="T6" style:family="text">
      <style:text-properties officeooo:rsid="001fd2b3"/>
    </style:style>
    <style:style style:name="T7" style:family="text">
      <style:text-properties officeooo:rsid="0024d966"/>
    </style:style>
    <style:style style:name="T8" style:family="text">
      <style:text-properties officeooo:rsid="00285ba0"/>
    </style:style>
    <style:style style:name="T9" style:family="text">
      <style:text-properties officeooo:rsid="003450b5"/>
    </style:style>
    <style:style style:name="T10" style:family="text">
      <style:text-properties officeooo:rsid="00375d37"/>
    </style:style>
    <style:style style:name="T11" style:family="text">
      <style:text-properties officeooo:rsid="004604c6"/>
    </style:style>
    <style:style style:name="T12" style:family="text">
      <style:text-properties officeooo:rsid="00524644"/>
    </style:style>
    <style:style style:name="T13" style:family="text">
      <style:text-properties officeooo:rsid="0063e25a"/>
    </style:style>
    <style:style style:name="T14" style:family="text">
      <style:text-properties officeooo:rsid="006e7fbb"/>
    </style:style>
    <style:style style:name="T15" style:family="text">
      <style:text-properties officeooo:rsid="0075e844"/>
    </style:style>
    <style:style style:name="T16" style:family="text">
      <style:text-properties officeooo:rsid="0075fe9d"/>
    </style:style>
    <style:style style:name="T17" style:family="text">
      <style:text-properties officeooo:rsid="007a4d61"/>
    </style:style>
    <style:style style:name="T18" style:family="text">
      <style:text-properties officeooo:rsid="007aa6dd"/>
    </style:style>
    <style:style style:name="T19" style:family="text">
      <style:text-properties officeooo:rsid="007b55a8"/>
    </style:style>
    <style:style style:name="T20" style:family="text">
      <style:text-properties officeooo:rsid="00815c38"/>
    </style:style>
    <style:style style:name="T21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Documentación de usuario</text:h>
      <text:p text:style-name="P16">Introducción</text:p>
      <text:p text:style-name="P16">Requisitos de usuarios</text:p>
      <text:p text:style-name="P16">Instalación</text:p>
      <text:p text:style-name="P16">Manual de usu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BUcuerpoTrabajo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text-line-through-typ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text-line-through-typ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-5.26773502173662E-017) rotate (0.963770812951269) translate (0.498625cm 27.3177083333333cm)"><draw:text-box><text:p text:style-name="MP1"><text:span text:style-name="MT1">Borrador</text:span></text:p></draw:text-box></draw:frame><text:file-name text:display="name-and-extension">E_DocumentacionUsuario.odt</text:file-name> v.<text:editing-cycles>119</text:editing-cycles> <text:title/><text:modification-date style:data-style-name="N104">28/dic/16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pa </meta:initial-creator>
    <meta:creation-date>2014-01-25T22:17:24</meta:creation-date>
    <meta:generator>LibreOffice/5.1.6.2$MacOSX_X86_64 LibreOffice_project/07ac168c60a517dba0f0d7bc7540f5afa45f0909</meta:generator>
    <dc:date>2016-12-28T12:35:15.737045000</dc:date>
    <meta:editing-duration>P1DT20H57M32S</meta:editing-duration>
    <meta:editing-cycles>119</meta:editing-cycles>
    <meta:document-statistic meta:table-count="0" meta:image-count="0" meta:object-count="0" meta:page-count="1" meta:paragraph-count="6" meta:word-count="15" meta:character-count="133" meta:non-whitespace-character-count="123"/>
    <meta:user-defined meta:name="Mendeley Citation Style_1">http://www.zotero.org/styles/ieee</meta:user-defined>
    <meta:user-defined meta:name="Mendeley Document_1">True</meta:user-defined>
    <meta:user-defined meta:name="Mendeley Unique User Id_1">f43e7150-e4e5-36fa-8e8b-8761b13bbd82</meta:user-defined>
  </office:meta>
</office:document-meta>
</file>